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 style:vertical-align="to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1">
      <style:table-cell-properties fo:border="thin solid #000000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2">
      <style:table-cell-properties fo:border="thin solid #000000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DE NO.</text:p>
          </table:table-cell>
          <table:table-cell office:value-type="string" table:style-name="ce2">
            <text:p>ITEM DESCRIPTION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P. RATE</text:p>
          </table:table-cell>
          <table:table-cell office:value-type="string" table:style-name="ce2">
            <text:p>A. RATE</text:p>
          </table:table-cell>
          <table:table-cell office:value-type="string" table:style-name="ce2">
            <text:p>B. RATE</text:p>
          </table:table-cell>
          <table:table-cell office:value-type="string" table:style-name="ce2">
            <text:p>MRP.RATE</text:p>
          </table:table-cell>
          <table:table-cell table:number-columns-repeated="16377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5">
            <text:p/>
          </table:table-cell>
          <table:table-cell table:style-name="ce5"/>
          <table:table-cell table:number-columns-repeated="4" table:style-name="ce4"/>
          <table:table-cell table:number-columns-repeated="16377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6">
            <text:p>CHANA CHOLA</text:p>
          </table:table-cell>
          <table:table-cell office:value-type="string" table:style-name="ce6">
            <text:p>KG</text:p>
          </table:table-cell>
          <table:table-cell office:value-type="float" office:value="136" table:style-name="ce4">
            <text:p>136.00</text:p>
          </table:table-cell>
          <table:table-cell office:value-type="float" office:value="140" table:style-name="ce4">
            <text:p>140.00</text:p>
          </table:table-cell>
          <table:table-cell office:value-type="float" office:value="138" table:style-name="ce4">
            <text:p>138.00</text:p>
          </table:table-cell>
          <table:table-cell office:value-type="float" office:value="140" table:style-name="ce4">
            <text:p>140.00</text:p>
          </table:table-cell>
          <table:table-cell table:number-columns-repeated="16377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5">
            <text:p>KALI MASSOR</text:p>
          </table:table-cell>
          <table:table-cell office:value-type="string" table:style-name="ce5">
            <text:p>KG</text:p>
          </table:table-cell>
          <table:table-cell office:value-type="float" office:value="46" table:style-name="ce4">
            <text:p>46.00</text:p>
          </table:table-cell>
          <table:table-cell office:value-type="float" office:value="50" table:style-name="ce4">
            <text:p>50.00</text:p>
          </table:table-cell>
          <table:table-cell office:value-type="float" office:value="48" table:style-name="ce4">
            <text:p>48.00</text:p>
          </table:table-cell>
          <table:table-cell office:value-type="float" office:value="50" table:style-name="ce4">
            <text:p>50.00</text:p>
          </table:table-cell>
          <table:table-cell table:number-columns-repeated="16377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5">
            <text:p>POYA</text:p>
          </table:table-cell>
          <table:table-cell office:value-type="string" table:style-name="ce5">
            <text:p>KG</text:p>
          </table:table-cell>
          <table:table-cell office:value-type="float" office:value="33.5" table:style-name="ce4">
            <text:p>33.50</text:p>
          </table:table-cell>
          <table:table-cell office:value-type="float" office:value="39" table:style-name="ce4">
            <text:p>39.00</text:p>
          </table:table-cell>
          <table:table-cell office:value-type="float" office:value="36" table:style-name="ce4">
            <text:p>36.00</text:p>
          </table:table-cell>
          <table:table-cell office:value-type="float" office:value="40" table:style-name="ce4">
            <text:p>40.00</text:p>
          </table:table-cell>
          <table:table-cell table:number-columns-repeated="16377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5">
            <text:p>SUGER</text:p>
          </table:table-cell>
          <table:table-cell office:value-type="string" table:style-name="ce5">
            <text:p>KG</text:p>
          </table:table-cell>
          <table:table-cell office:value-type="float" office:value="41.65" table:style-name="ce4">
            <text:p>41.65</text:p>
          </table:table-cell>
          <table:table-cell office:value-type="float" office:value="41" table:style-name="ce4">
            <text:p>41.00</text:p>
          </table:table-cell>
          <table:table-cell office:value-type="float" office:value="41" table:style-name="ce4">
            <text:p>41.00</text:p>
          </table:table-cell>
          <table:table-cell office:value-type="float" office:value="42" table:style-name="ce4">
            <text:p>42.00</text:p>
          </table:table-cell>
          <table:table-cell table:number-columns-repeated="16377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5">
            <text:p>SUGER DESI</text:p>
          </table:table-cell>
          <table:table-cell office:value-type="string" table:style-name="ce5">
            <text:p>KG</text:p>
          </table:table-cell>
          <table:table-cell office:value-type="float" office:value="43" table:style-name="ce4">
            <text:p>43.00</text:p>
          </table:table-cell>
          <table:table-cell office:value-type="float" office:value="44" table:style-name="ce4">
            <text:p>44.00</text:p>
          </table:table-cell>
          <table:table-cell office:value-type="float" office:value="43" table:style-name="ce4">
            <text:p>43.00</text:p>
          </table:table-cell>
          <table:table-cell office:value-type="float" office:value="44" table:style-name="ce4">
            <text:p>44.00</text:p>
          </table:table-cell>
          <table:table-cell table:number-columns-repeated="16377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5">
            <text:p>AJWAIN PEKING</text:p>
          </table:table-cell>
          <table:table-cell office:value-type="string" table:style-name="ce5">
            <text:p>KG</text:p>
          </table:table-cell>
          <table:table-cell office:value-type="float" office:value="99" table:style-name="ce4">
            <text:p>99.00</text:p>
          </table:table-cell>
          <table:table-cell office:value-type="float" office:value="120" table:style-name="ce4">
            <text:p>120.00</text:p>
          </table:table-cell>
          <table:table-cell office:value-type="float" office:value="110" table:style-name="ce4">
            <text:p>110.00</text:p>
          </table:table-cell>
          <table:table-cell office:value-type="float" office:value="120" table:style-name="ce4">
            <text:p>120.00</text:p>
          </table:table-cell>
          <table:table-cell table:number-columns-repeated="16377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5">
            <text:p>CHAWAL DOUBAL CHABI</text:p>
          </table:table-cell>
          <table:table-cell office:value-type="string" table:style-name="ce5">
            <text:p>KG</text:p>
          </table:table-cell>
          <table:table-cell office:value-type="float" office:value="64.53" table:style-name="ce4">
            <text:p>64.53</text:p>
          </table:table-cell>
          <table:table-cell office:value-type="float" office:value="68" table:style-name="ce4">
            <text:p>68.00</text:p>
          </table:table-cell>
          <table:table-cell office:value-type="float" office:value="67" table:style-name="ce4">
            <text:p>67.00</text:p>
          </table:table-cell>
          <table:table-cell office:value-type="float" office:value="70" table:style-name="ce4">
            <text:p>70.00</text:p>
          </table:table-cell>
          <table:table-cell table:number-columns-repeated="16377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5">
            <text:p>PATASA</text:p>
          </table:table-cell>
          <table:table-cell office:value-type="string" table:style-name="ce5">
            <text:p>KG</text:p>
          </table:table-cell>
          <table:table-cell office:value-type="float" office:value="51.5" table:style-name="ce4">
            <text:p>51.50</text:p>
          </table:table-cell>
          <table:table-cell office:value-type="float" office:value="55" table:style-name="ce4">
            <text:p>55.00</text:p>
          </table:table-cell>
          <table:table-cell office:value-type="float" office:value="54" table:style-name="ce4">
            <text:p>54.00</text:p>
          </table:table-cell>
          <table:table-cell office:value-type="float" office:value="55" table:style-name="ce4">
            <text:p>55.00</text:p>
          </table:table-cell>
          <table:table-cell table:number-columns-repeated="16377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5">
            <text:p>MIRCH DUNDEE CUT SABOOT</text:p>
          </table:table-cell>
          <table:table-cell office:value-type="string" table:style-name="ce5">
            <text:p>KG</text:p>
          </table:table-cell>
          <table:table-cell office:value-type="float" office:value="125.11" table:style-name="ce4">
            <text:p>125.11</text:p>
          </table:table-cell>
          <table:table-cell office:value-type="float" office:value="135" table:style-name="ce4">
            <text:p>135.00</text:p>
          </table:table-cell>
          <table:table-cell office:value-type="float" office:value="133" table:style-name="ce4">
            <text:p>133.00</text:p>
          </table:table-cell>
          <table:table-cell office:value-type="float" office:value="135" table:style-name="ce4">
            <text:p>135.00</text:p>
          </table:table-cell>
          <table:table-cell table:number-columns-repeated="16377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5">
            <text:p>MIRCH DUNDEE SABOOT</text:p>
          </table:table-cell>
          <table:table-cell office:value-type="string" table:style-name="ce5">
            <text:p>KG</text:p>
          </table:table-cell>
          <table:table-cell office:value-type="float" office:value="84.6" table:style-name="ce4">
            <text:p>84.60</text:p>
          </table:table-cell>
          <table:table-cell office:value-type="float" office:value="93" table:style-name="ce4">
            <text:p>93.00</text:p>
          </table:table-cell>
          <table:table-cell office:value-type="float" office:value="91" table:style-name="ce4">
            <text:p>91.00</text:p>
          </table:table-cell>
          <table:table-cell office:value-type="float" office:value="93" table:style-name="ce4">
            <text:p>93.00</text:p>
          </table:table-cell>
          <table:table-cell table:number-columns-repeated="16377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5">
            <text:p>MIRCH POWDER</text:p>
          </table:table-cell>
          <table:table-cell office:value-type="string" table:style-name="ce5">
            <text:p>KG</text:p>
          </table:table-cell>
          <table:table-cell office:value-type="float" office:value="96" table:style-name="ce4">
            <text:p>96.00</text:p>
          </table:table-cell>
          <table:table-cell office:value-type="float" office:value="140" table:style-name="ce4">
            <text:p>140.00</text:p>
          </table:table-cell>
          <table:table-cell office:value-type="float" office:value="125" table:style-name="ce4">
            <text:p>125.00</text:p>
          </table:table-cell>
          <table:table-cell office:value-type="float" office:value="140" table:style-name="ce4">
            <text:p>140.00</text:p>
          </table:table-cell>
          <table:table-cell table:number-columns-repeated="16377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5">
            <text:p>MIRCH POWDER</text:p>
          </table:table-cell>
          <table:table-cell office:value-type="string" table:style-name="ce5">
            <text:p>KG</text:p>
          </table:table-cell>
          <table:table-cell office:value-type="float" office:value="96" table:style-name="ce4">
            <text:p>96.00</text:p>
          </table:table-cell>
          <table:table-cell office:value-type="float" office:value="120" table:style-name="ce4">
            <text:p>120.00</text:p>
          </table:table-cell>
          <table:table-cell office:value-type="float" office:value="115" table:style-name="ce4">
            <text:p>115.00</text:p>
          </table:table-cell>
          <table:table-cell office:value-type="float" office:value="120" table:style-name="ce4">
            <text:p>120.00</text:p>
          </table:table-cell>
          <table:table-cell table:number-columns-repeated="16377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5">
            <text:p>HALDI PAWDER</text:p>
          </table:table-cell>
          <table:table-cell office:value-type="string" table:style-name="ce5">
            <text:p>KG</text:p>
          </table:table-cell>
          <table:table-cell office:value-type="float" office:value="106" table:style-name="ce4">
            <text:p>106.00</text:p>
          </table:table-cell>
          <table:table-cell office:value-type="float" office:value="120" table:style-name="ce4">
            <text:p>120.00</text:p>
          </table:table-cell>
          <table:table-cell office:value-type="float" office:value="118" table:style-name="ce4">
            <text:p>118.00</text:p>
          </table:table-cell>
          <table:table-cell office:value-type="float" office:value="120" table:style-name="ce4">
            <text:p>120.00</text:p>
          </table:table-cell>
          <table:table-cell table:number-columns-repeated="16377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5">
            <text:p>HALDI PAWDER</text:p>
          </table:table-cell>
          <table:table-cell office:value-type="string" table:style-name="ce5">
            <text:p>KG</text:p>
          </table:table-cell>
          <table:table-cell office:value-type="float" office:value="106" table:style-name="ce4">
            <text:p>106.00</text:p>
          </table:table-cell>
          <table:table-cell office:value-type="float" office:value="135" table:style-name="ce4">
            <text:p>135.00</text:p>
          </table:table-cell>
          <table:table-cell office:value-type="float" office:value="133" table:style-name="ce4">
            <text:p>133.00</text:p>
          </table:table-cell>
          <table:table-cell office:value-type="float" office:value="135" table:style-name="ce4">
            <text:p>135.00</text:p>
          </table:table-cell>
          <table:table-cell table:number-columns-repeated="16377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5">
            <text:p>SOYA MANGODI</text:p>
          </table:table-cell>
          <table:table-cell office:value-type="string" table:style-name="ce5">
            <text:p>KG</text:p>
          </table:table-cell>
          <table:table-cell office:value-type="float" office:value="48" table:style-name="ce4">
            <text:p>48.00</text:p>
          </table:table-cell>
          <table:table-cell office:value-type="float" office:value="54" table:style-name="ce4">
            <text:p>54.00</text:p>
          </table:table-cell>
          <table:table-cell office:value-type="float" office:value="50" table:style-name="ce4">
            <text:p>50.00</text:p>
          </table:table-cell>
          <table:table-cell office:value-type="float" office:value="55" table:style-name="ce4">
            <text:p>55.00</text:p>
          </table:table-cell>
          <table:table-cell table:number-columns-repeated="16377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5">
            <text:p>DHANIA SABOOT</text:p>
          </table:table-cell>
          <table:table-cell office:value-type="string" table:style-name="ce5">
            <text:p>KG</text:p>
          </table:table-cell>
          <table:table-cell office:value-type="float" office:value="79.7" table:style-name="ce4">
            <text:p>79.70</text:p>
          </table:table-cell>
          <table:table-cell office:value-type="float" office:value="85" table:style-name="ce4">
            <text:p>85.00</text:p>
          </table:table-cell>
          <table:table-cell office:value-type="float" office:value="84" table:style-name="ce4">
            <text:p>84.00</text:p>
          </table:table-cell>
          <table:table-cell office:value-type="float" office:value="85" table:style-name="ce4">
            <text:p>85.00</text:p>
          </table:table-cell>
          <table:table-cell table:number-columns-repeated="16377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5">
            <text:p>DHANIA POWDER</text:p>
          </table:table-cell>
          <table:table-cell office:value-type="string" table:style-name="ce5">
            <text:p>KG</text:p>
          </table:table-cell>
          <table:table-cell office:value-type="float" office:value="92" table:style-name="ce4">
            <text:p>92.00</text:p>
          </table:table-cell>
          <table:table-cell office:value-type="float" office:value="140" table:style-name="ce4">
            <text:p>140.00</text:p>
          </table:table-cell>
          <table:table-cell office:value-type="float" office:value="125" table:style-name="ce4">
            <text:p>125.00</text:p>
          </table:table-cell>
          <table:table-cell office:value-type="float" office:value="150" table:style-name="ce4">
            <text:p>150.00</text:p>
          </table:table-cell>
          <table:table-cell table:number-columns-repeated="16377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5">
            <text:p>DHANIA POWDER</text:p>
          </table:table-cell>
          <table:table-cell office:value-type="string" table:style-name="ce5">
            <text:p>KG</text:p>
          </table:table-cell>
          <table:table-cell office:value-type="float" office:value="92" table:style-name="ce4">
            <text:p>92.00</text:p>
          </table:table-cell>
          <table:table-cell office:value-type="float" office:value="130" table:style-name="ce4">
            <text:p>130.00</text:p>
          </table:table-cell>
          <table:table-cell office:value-type="float" office:value="120" table:style-name="ce4">
            <text:p>120.00</text:p>
          </table:table-cell>
          <table:table-cell office:value-type="float" office:value="140" table:style-name="ce4">
            <text:p>140.00</text:p>
          </table:table-cell>
          <table:table-cell table:number-columns-repeated="16377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5">
            <text:p>GUR</text:p>
          </table:table-cell>
          <table:table-cell office:value-type="string" table:style-name="ce5">
            <text:p>KG</text:p>
          </table:table-cell>
          <table:table-cell office:value-type="float" office:value="40.9" table:style-name="ce4">
            <text:p>40.90</text:p>
          </table:table-cell>
          <table:table-cell office:value-type="float" office:value="41" table:style-name="ce4">
            <text:p>41.00</text:p>
          </table:table-cell>
          <table:table-cell office:value-type="float" office:value="41" table:style-name="ce4">
            <text:p>41.00</text:p>
          </table:table-cell>
          <table:table-cell office:value-type="float" office:value="41" table:style-name="ce4">
            <text:p>41.00</text:p>
          </table:table-cell>
          <table:table-cell table:number-columns-repeated="16377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5">
            <text:p>KAJU TUKDI</text:p>
          </table:table-cell>
          <table:table-cell office:value-type="string" table:style-name="ce5">
            <text:p>KG</text:p>
          </table:table-cell>
          <table:table-cell office:value-type="float" office:value="791" table:style-name="ce4">
            <text:p>791.00</text:p>
          </table:table-cell>
          <table:table-cell office:value-type="float" office:value="810" table:style-name="ce4">
            <text:p>810.00</text:p>
          </table:table-cell>
          <table:table-cell office:value-type="float" office:value="808" table:style-name="ce4">
            <text:p>808.00</text:p>
          </table:table-cell>
          <table:table-cell office:value-type="float" office:value="820" table:style-name="ce4">
            <text:p>820.00</text:p>
          </table:table-cell>
          <table:table-cell table:number-columns-repeated="16377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5">
            <text:p>KAJU SABUT</text:p>
          </table:table-cell>
          <table:table-cell office:value-type="string" table:style-name="ce5">
            <text:p>KG</text:p>
          </table:table-cell>
          <table:table-cell office:value-type="float" office:value="871" table:style-name="ce4">
            <text:p>871.00</text:p>
          </table:table-cell>
          <table:table-cell office:value-type="float" office:value="890" table:style-name="ce4">
            <text:p>890.00</text:p>
          </table:table-cell>
          <table:table-cell office:value-type="float" office:value="888" table:style-name="ce4">
            <text:p>888.00</text:p>
          </table:table-cell>
          <table:table-cell office:value-type="float" office:value="910" table:style-name="ce4">
            <text:p>910.00</text:p>
          </table:table-cell>
          <table:table-cell table:number-columns-repeated="16377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5">
            <text:p>SINGHADA</text:p>
          </table:table-cell>
          <table:table-cell office:value-type="string" table:style-name="ce5">
            <text:p>KG</text:p>
          </table:table-cell>
          <table:table-cell office:value-type="float" office:value="96" table:style-name="ce4">
            <text:p>96.00</text:p>
          </table:table-cell>
          <table:table-cell office:value-type="float" office:value="100" table:style-name="ce4">
            <text:p>100.00</text:p>
          </table:table-cell>
          <table:table-cell office:value-type="float" office:value="99" table:style-name="ce4">
            <text:p>99.00</text:p>
          </table:table-cell>
          <table:table-cell office:value-type="float" office:value="100" table:style-name="ce4">
            <text:p>100.00</text:p>
          </table:table-cell>
          <table:table-cell table:number-columns-repeated="16377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5">
            <text:p>CHUHARA</text:p>
          </table:table-cell>
          <table:table-cell office:value-type="string" table:style-name="ce5">
            <text:p>KG</text:p>
          </table:table-cell>
          <table:table-cell office:value-type="float" office:value="95" table:style-name="ce4">
            <text:p>95.00</text:p>
          </table:table-cell>
          <table:table-cell office:value-type="float" office:value="99" table:style-name="ce4">
            <text:p>99.00</text:p>
          </table:table-cell>
          <table:table-cell office:value-type="float" office:value="98" table:style-name="ce4">
            <text:p>98.00</text:p>
          </table:table-cell>
          <table:table-cell office:value-type="float" office:value="100" table:style-name="ce4">
            <text:p>100.00</text:p>
          </table:table-cell>
          <table:table-cell table:number-columns-repeated="16377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5">
            <text:p>DODA</text:p>
          </table:table-cell>
          <table:table-cell office:value-type="string" table:style-name="ce5">
            <text:p>KG</text:p>
          </table:table-cell>
          <table:table-cell office:value-type="float" office:value="835" table:style-name="ce4">
            <text:p>835.00</text:p>
          </table:table-cell>
          <table:table-cell office:value-type="float" office:value="885" table:style-name="ce4">
            <text:p>885.00</text:p>
          </table:table-cell>
          <table:table-cell office:value-type="float" office:value="870" table:style-name="ce4">
            <text:p>870.00</text:p>
          </table:table-cell>
          <table:table-cell office:value-type="float" office:value="900" table:style-name="ce4">
            <text:p>900.00</text:p>
          </table:table-cell>
          <table:table-cell table:number-columns-repeated="16377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5">
            <text:p>PISTA</text:p>
          </table:table-cell>
          <table:table-cell office:value-type="string" table:style-name="ce5">
            <text:p>KG</text:p>
          </table:table-cell>
          <table:table-cell office:value-type="float" office:value="1301" table:style-name="ce4">
            <text:p>1301.00</text:p>
          </table:table-cell>
          <table:table-cell office:value-type="float" office:value="1360" table:style-name="ce4">
            <text:p>1360.00</text:p>
          </table:table-cell>
          <table:table-cell office:value-type="float" office:value="1350" table:style-name="ce4">
            <text:p>1350.00</text:p>
          </table:table-cell>
          <table:table-cell office:value-type="float" office:value="1400" table:style-name="ce4">
            <text:p>1400.00</text:p>
          </table:table-cell>
          <table:table-cell table:number-columns-repeated="16377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5">
            <text:p>GARAM MASALA</text:p>
          </table:table-cell>
          <table:table-cell office:value-type="string" table:style-name="ce5">
            <text:p>KG</text:p>
          </table:table-cell>
          <table:table-cell office:value-type="float" office:value="601" table:style-name="ce4">
            <text:p>601.00</text:p>
          </table:table-cell>
          <table:table-cell office:value-type="float" office:value="630" table:style-name="ce4">
            <text:p>630.00</text:p>
          </table:table-cell>
          <table:table-cell office:value-type="float" office:value="625" table:style-name="ce4">
            <text:p>625.00</text:p>
          </table:table-cell>
          <table:table-cell office:value-type="float" office:value="680" table:style-name="ce4">
            <text:p>680.00</text:p>
          </table:table-cell>
          <table:table-cell table:number-columns-repeated="16377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5">
            <text:p>KALA GIRI</text:p>
          </table:table-cell>
          <table:table-cell office:value-type="string" table:style-name="ce5">
            <text:p>KG</text:p>
          </table:table-cell>
          <table:table-cell office:value-type="float" office:value="571" table:style-name="ce4">
            <text:p>571.00</text:p>
          </table:table-cell>
          <table:table-cell office:value-type="float" office:value="610" table:style-name="ce4">
            <text:p>610.00</text:p>
          </table:table-cell>
          <table:table-cell office:value-type="float" office:value="600" table:style-name="ce4">
            <text:p>600.00</text:p>
          </table:table-cell>
          <table:table-cell office:value-type="float" office:value="620" table:style-name="ce4">
            <text:p>620.00</text:p>
          </table:table-cell>
          <table:table-cell table:number-columns-repeated="16377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5">
            <text:p>PEELI SARSHU</text:p>
          </table:table-cell>
          <table:table-cell office:value-type="string" table:style-name="ce5">
            <text:p>KG</text:p>
          </table:table-cell>
          <table:table-cell office:value-type="float" office:value="66" table:style-name="ce4">
            <text:p>66.00</text:p>
          </table:table-cell>
          <table:table-cell office:value-type="float" office:value="70" table:style-name="ce4">
            <text:p>70.00</text:p>
          </table:table-cell>
          <table:table-cell office:value-type="float" office:value="69" table:style-name="ce4">
            <text:p>69.00</text:p>
          </table:table-cell>
          <table:table-cell office:value-type="float" office:value="70" table:style-name="ce4">
            <text:p>70.00</text:p>
          </table:table-cell>
          <table:table-cell table:number-columns-repeated="16377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5">
            <text:p>KALA THIL</text:p>
          </table:table-cell>
          <table:table-cell office:value-type="string" table:style-name="ce5">
            <text:p>KG</text:p>
          </table:table-cell>
          <table:table-cell office:value-type="float" office:value="76" table:style-name="ce4">
            <text:p>76.00</text:p>
          </table:table-cell>
          <table:table-cell office:value-type="float" office:value="83" table:style-name="ce4">
            <text:p>83.00</text:p>
          </table:table-cell>
          <table:table-cell office:value-type="float" office:value="82" table:style-name="ce4">
            <text:p>82.00</text:p>
          </table:table-cell>
          <table:table-cell office:value-type="float" office:value="85" table:style-name="ce4">
            <text:p>85.00</text:p>
          </table:table-cell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enovo</meta:initial-creator>
    <dc:creator>Lenovo</dc:creator>
    <meta:creation-date>2017-11-09T01:56:18Z</meta:creation-date>
    <dc:date>2017-11-09T01:57:03Z</dc:date>
  </office:meta>
</office:document-meta>
</file>